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fill="solid" draw:fill-color="#dddddd" draw:textarea-horizontal-align="justify" draw:textarea-vertical-align="middle" draw:auto-grow-height="false" fo:min-height="0.4cm" fo:min-width="0.6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dddddd" draw:textarea-horizontal-align="justify" draw:textarea-vertical-align="top" draw:auto-grow-height="false" fo:min-height="4.55cm" fo:min-width="8.3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solid" draw:fill-color="#dddddd" draw:textarea-horizontal-align="justify" draw:textarea-vertical-align="middle" draw:auto-grow-height="false" fo:min-height="0.4cm" fo:min-width="3.2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3.794cm" fo:min-width="8.044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dddddd" draw:textarea-horizontal-align="justify" draw:textarea-vertical-align="top" draw:auto-grow-height="false" fo:min-height="2.95cm" fo:min-width="8.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216cm" fo:min-width="8.0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solid" draw:fill-color="#c8a2c8" draw:textarea-horizontal-align="justify" draw:textarea-vertical-align="top" draw:auto-grow-height="false" fo:min-height="3.978cm" fo:min-width="3.128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solid" draw:fill-color="#dddddd" draw:textarea-horizontal-align="justify" draw:textarea-vertical-align="top" draw:auto-grow-height="false" fo:min-height="6cm" fo:min-width="8.2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294cm" fo:min-width="8.044cm"/>
    </style:style>
    <style:style style:name="gr13" style:family="graphic" style:parent-style-name="standard">
      <style:graphic-properties draw:stroke="none" svg:stroke-color="#3465a4" draw:fill="solid" draw:fill-color="#e4d1e4" draw:opacity="100%" draw:textarea-horizontal-align="justify" draw:textarea-vertical-align="middle" draw:auto-grow-height="false" fo:min-height="1.952cm" fo:min-width="7.315cm" draw:shadow-opacity="100%"/>
    </style:style>
    <style:style style:name="gr14" style:family="graphic" style:parent-style-name="standard">
      <style:graphic-properties draw:stroke="none" svg:stroke-color="#3465a4" draw:fill="none" draw:fill-color="#ffffff" draw:textarea-horizontal-align="justify" draw:textarea-vertical-align="middle" draw:auto-grow-height="false" fo:min-height="3.794cm" fo:min-width="8.044cm"/>
    </style:style>
    <style:style style:name="gr15" style:family="graphic" style:parent-style-name="standard">
      <style:graphic-properties draw:stroke="none" svg:stroke-color="#3465a4" draw:fill="solid" draw:fill-color="#e4d1e4" draw:opacity="100%" draw:textarea-horizontal-align="justify" draw:textarea-vertical-align="middle" draw:auto-grow-height="false" fo:min-height="0.368cm" fo:min-width="6.605cm" draw:shadow-opacity="100%"/>
    </style:style>
    <style:style style:name="gr16" style:family="graphic" style:parent-style-name="standard">
      <style:graphic-properties draw:stroke="none" svg:stroke-color="#3465a4" draw:fill="none" draw:fill-color="#ffffff" draw:textarea-horizontal-align="justify" draw:textarea-vertical-align="middle" draw:auto-grow-height="false" fo:min-height="2.192cm" fo:min-width="8.042cm"/>
    </style:style>
    <style:style style:name="gr17" style:family="graphic" style:parent-style-name="standard">
      <style:graphic-properties draw:stroke="none" svg:stroke-color="#3465a4" draw:fill="solid" draw:fill-color="#e4d1e4" draw:opacity="100%" draw:textarea-horizontal-align="justify" draw:textarea-vertical-align="middle" draw:auto-grow-height="false" fo:min-height="0.044cm" fo:min-width="2.181cm" draw:shadow-opacity="100%"/>
    </style:style>
    <style:style style:name="gr18" style:family="graphic" style:parent-style-name="standard">
      <style:graphic-properties draw:stroke="none" svg:stroke-color="#3465a4" draw:fill="none" draw:fill-color="#ffffff" draw:textarea-horizontal-align="justify" draw:textarea-vertical-align="middle" draw:auto-grow-height="false" fo:min-height="5.293cm" fo:min-width="8.044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184cm" fo:min-width="0cm" fo:padding-top="0.15cm" fo:padding-bottom="0.15cm" fo:padding-left="0.275cm" fo:padding-right="0.275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solid" draw:fill-color="#ffffff"/>
      <style:paragraph-properties fo:text-align="start">
        <style:tab-stops/>
      </style:paragraph-properties>
      <style:text-properties style:font-name="Liberation Mono" fo:font-size="7pt" style:font-size-asian="18pt" style:font-size-complex="18pt"/>
    </style:style>
    <style:style style:name="P5" style:family="paragraph">
      <loext:graphic-properties draw:fill="solid" draw:fill-color="#ffffff"/>
      <style:paragraph-properties fo:text-align="start">
        <style:tab-stops/>
      </style:paragraph-properties>
      <style:text-properties style:font-name="Liberation Mono" fo:font-size="7pt" fo:background-color="transparent" style:font-size-asian="18pt" style:font-size-complex="18pt"/>
    </style:style>
    <style:style style:name="P6" style:family="paragraph">
      <loext:graphic-properties draw:fill="none" draw:fill-color="#ffffff"/>
      <style:text-properties fo:font-size="32pt" style:font-size-asian="18pt" style:font-size-complex="18pt"/>
    </style:style>
    <style:style style:name="P7" style:family="paragraph">
      <loext:graphic-properties draw:fill="solid" draw:fill-color="#c8a2c8"/>
      <style:paragraph-properties fo:text-align="center"/>
      <style:text-properties fo:font-size="10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  <style:paragraph-properties fo:text-align="start">
        <style:tab-stops/>
      </style:paragraph-properties>
      <style:text-properties style:font-name="Liberation Mono" fo:font-size="8pt" fo:background-color="#000000" style:font-size-asian="18pt" style:font-size-complex="18pt"/>
    </style:style>
    <style:style style:name="P11" style:family="paragraph">
      <loext:graphic-properties draw:fill="solid" draw:fill-color="#e4d1e4" draw:opacity="100%"/>
      <style:paragraph-properties fo:text-align="start">
        <style:tab-stops/>
      </style:paragraph-properties>
      <style:text-properties style:font-name="Liberation Mono" fo:font-size="7pt" style:font-size-asian="18pt" style:font-size-complex="18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loext:graphic-properties draw:fill="none" draw:fill-color="#ffffff"/>
      <style:paragraph-properties fo:text-align="start">
        <style:tab-stops/>
      </style:paragraph-properties>
      <style:text-properties style:font-name="Liberation Mono" fo:font-size="7pt" style:font-size-asian="18pt" style:font-size-complex="18pt"/>
    </style:style>
    <style:style style:name="P14" style:family="paragraph">
      <loext:graphic-properties draw:fill="none" draw:fill-color="#ffffff"/>
      <style:paragraph-properties fo:text-align="start">
        <style:tab-stops/>
      </style:paragraph-properties>
      <style:text-properties style:font-name="Liberation Mono" fo:font-size="7pt" fo:background-color="transparent" style:font-size-asian="18pt" style:font-size-complex="18pt"/>
    </style:style>
    <style:style style:name="P15" style:family="paragraph">
      <loext:graphic-properties draw:fill="none" draw:fill-color="#ffffff"/>
      <style:paragraph-properties fo:text-align="start">
        <style:tab-stops/>
      </style:paragraph-properties>
      <style:text-properties style:font-name="Liberation Mono" fo:font-size="8pt" fo:background-color="transparent" style:font-size-asian="18pt" style:font-size-complex="18pt"/>
    </style:style>
    <style:style style:name="P16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17" style:family="paragraph">
      <loext:graphic-properties draw:fill-color="#ffffff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style:font-name="Liberation Sans1" fo:font-size="32pt" style:font-name-asian="Liberation Sans1" style:font-size-asian="18pt" style:font-name-complex="Liberation Sans1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font-name="Liberation Mono" fo:font-size="8pt" style:font-size-asian="18pt" style:font-size-complex="18pt"/>
    </style:style>
    <style:style style:name="T6" style:family="text">
      <style:text-properties style:font-name="Liberation Mono" fo:font-size="8pt" fo:background-color="transparent" style:font-size-asian="18pt" style:font-size-complex="18pt"/>
    </style:style>
    <style:style style:name="T7" style:family="text">
      <style:text-properties style:font-name="Liberation Mono" fo:font-size="7pt" fo:background-color="transparent" style:font-size-asian="18pt" style:font-size-complex="18pt"/>
    </style:style>
    <style:style style:name="T8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2cm" svg:height="0.7cm" svg:x="13.9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cm" svg:height="0.7cm" svg:x="18.9cm" svg:y="7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8cm" svg:height="4.8cm" svg:x="0.1cm" svg:y="0.1cm">
          <text:p text:style-name="P2"><text:span text:style-name="T1">Portable Source 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cm" svg:height="0.7cm" svg:x="10.1cm" svg:y="0.1cm">
          <text:p text:style-name="P2"><text:span text:style-name="T1">Optimized Compiler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.6cm" svg:height="4.1cm" svg:x="0.2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14.163294453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8cm" svg:height="3.2cm" svg:x="0.1cm" svg:y="5.1cm">
          <text:p text:style-name="P2"><text:span text:style-name="T1">Platform Specific Source 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6cm" svg:height="2.5cm" svg:x="0.2cm" svg:y="5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3.654538184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4cm" svg:height="1.517cm" svg:x="8.7cm" svg:y="-0.5cm">
          <draw:text-box>
            <text:p><text:span text:style-name="T2">→</text:span></text:p>
          </draw:text-box>
        </draw:frame>
        <draw:custom-shape draw:style-name="gr3" draw:text-style-name="P3" draw:layer="layout" svg:width="3.8cm" svg:height="0.7cm" svg:x="10.1cm" svg:y="7.6cm">
          <text:p text:style-name="P2"><text:span text:style-name="T1">Application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cm" svg:height="1.517cm" svg:x="8.95cm" svg:y="7.2cm">
          <draw:text-box>
            <text:p><text:span text:style-name="T3">≈</text:span></text:p>
          </draw:text-box>
        </draw:frame>
        <draw:frame draw:style-name="gr7" draw:text-style-name="P6" draw:layer="layout" svg:width="1cm" svg:height="1.517cm" svg:x="10.55cm" svg:y="0.6cm">
          <draw:text-box>
            <text:p><text:span text:style-name="T3">↓</text:span></text:p>
          </draw:text-box>
        </draw:frame>
        <draw:custom-shape draw:style-name="gr8" draw:text-style-name="P7" draw:layer="layout" svg:width="3.8cm" svg:height="4.4cm" svg:x="10.1cm" svg:y="2cm">
          <text:p text:style-name="P2"><text:span text:style-name="T4">LiLAC-compiler</text:span></text:p>
          <text:p text:style-name="P2"><text:span text:style-name="T4">(cf. Figure 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99.666759233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cm" svg:height="1.517cm" svg:x="10.55cm" svg:y="6.2cm">
          <draw:text-box>
            <text:p><text:span text:style-name="T3">↓</text:span></text:p>
          </draw:text-box>
        </draw:frame>
        <draw:line draw:style-name="gr9" draw:text-style-name="P8" draw:layer="layout" svg:x1="12cm" svg:y1="3.2cm" svg:x2="12cm" svg:y2="6.4cm">
          <text:p/>
        </draw:line>
        <draw:frame draw:style-name="gr10" draw:text-style-name="P9" draw:layer="layout" svg:width="2cm" svg:height="0.962cm" draw:transform="rotate (1.5707963267949) translate (10.569cm 5.8cm)">
          <draw:text-box>
            <text:p>What</text:p>
          </draw:text-box>
        </draw:frame>
        <draw:frame draw:style-name="gr10" draw:text-style-name="P9" draw:layer="layout" svg:width="1.843cm" svg:height="0.962cm" draw:transform="rotate (1.5707963267949) translate (12.469cm 5.722cm)">
          <draw:text-box>
            <text:p>How</text:p>
          </draw:text-box>
        </draw:frame>
        <draw:frame draw:style-name="gr7" draw:text-style-name="P6" draw:layer="layout" svg:width="1.4cm" svg:height="1.517cm" svg:x="13.7cm" svg:y="3.842cm">
          <draw:text-box>
            <text:p><text:span text:style-name="T2">→</text:span></text:p>
          </draw:text-box>
        </draw:frame>
        <draw:custom-shape draw:style-name="gr11" draw:text-style-name="P3" draw:layer="layout" svg:width="8.8cm" svg:height="6.3cm" svg:x="15.1cm" svg:y="0.1cm">
          <text:p text:style-name="P2"><text:span text:style-name="T1">Generated Harness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8.6cm" svg:height="5.6cm" svg:x="15.2cm" svg:y="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72.349594897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4cm" svg:height="1.517cm" svg:x="13.7cm" svg:y="7cm">
          <draw:text-box>
            <text:p><text:span text:style-name="T3">↔</text:span></text:p>
          </draw:text-box>
        </draw:frame>
        <draw:custom-shape draw:style-name="gr3" draw:text-style-name="P3" draw:layer="layout" svg:width="3.8cm" svg:height="0.7cm" svg:x="15.1cm" svg:y="7.6cm">
          <text:p text:style-name="P2"><text:span text:style-name="T1">Harness Bin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8cm" svg:height="0.7cm" svg:x="20.1cm" svg:y="7.6cm">
          <text:p text:style-name="P2"><text:span text:style-name="T1">Fast Numeric 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cm" svg:height="1.517cm" svg:x="15.55cm" svg:y="6.2cm">
          <draw:text-box>
            <text:p><text:span text:style-name="T3">↓</text:span></text:p>
          </draw:text-box>
        </draw:frame>
        <draw:custom-shape draw:style-name="gr13" draw:text-style-name="P11" draw:layer="layout" svg:width="7.873cm" svg:height="2.26cm" svg:x="0.78cm" svg:y="1.1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54.0636042402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8.6cm" svg:height="4.1cm" svg:x="0.201cm" svg:y="0.701cm">
          <text:p text:style-name="P12"><text:span text:style-name="T5">for (cgit = 1; cgit &lt;= cgitmax; cgit++) {</text:span></text:p>
          <text:p text:style-name="P12"><text:span text:style-name="T5"><text:s text:c="2"/></text:span><text:span text:style-name="T6">for (j = 0; j &lt; lastrow - firstrow + 1; j++) {</text:span></text:p>
          <text:p text:style-name="P12"><text:span text:style-name="T6"><text:s text:c="4"/></text:span><text:span text:style-name="T6">sum = 0.0;</text:span></text:p>
          <text:p text:style-name="P12"><text:span text:style-name="T6"><text:s text:c="4"/></text:span><text:span text:style-name="T6">for (k = rowstr[j]; k &lt; rowstr[j+1]; k++) {</text:span></text:p>
          <text:p text:style-name="P12"><text:span text:style-name="T6"><text:s text:c="6"/></text:span><text:span text:style-name="T6">sum = sum + a[k]*p[colidx[k]];</text:span></text:p>
          <text:p text:style-name="P12"><text:span text:style-name="T6"><text:s text:c="4"/></text:span><text:span text:style-name="T6">}</text:span></text:p>
          <text:p text:style-name="P12"><text:span text:style-name="T6"><text:s text:c="4"/></text:span><text:span text:style-name="T6">q[j] = sum;</text:span></text:p>
          <text:p text:style-name="P12"><text:span text:style-name="T6"><text:s text:c="2"/></text:span><text:span text:style-name="T6">}</text:span></text:p>
          <text:p text:style-name="P12"><text:span text:style-name="T5"><text:s text:c="2"/></text:span><text:span text:style-name="T5">d = 0.0;</text:span></text:p>
          <text:p text:style-name="P12"><text:span text:style-name="T5"><text:s text:c="2"/></text:span><text:span text:style-name="T5">for (j = 0; j &lt; lastcol - firstcol + 1; j++) {</text:span></text:p>
          <text:p text:style-name="P12"><text:span text:style-name="T5"><text:s text:c="4"/></text:span><text:span text:style-name="T5">d = d + p[j]*q[j];</text:span></text:p>
          <text:p text:style-name="P12"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4.1632944537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7.121cm" svg:height="0.634cm" svg:x="0.78cm" svg:y="6.1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401.574803149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8.6cm" svg:height="2.5cm" svg:x="0.201cm" svg:y="5.701cm">
          <text:p text:style-name="P12"><text:span text:style-name="T6">for (cgit = 1; cgit &lt;= cgitmax; cgit++) {</text:span></text:p>
          <text:p text:style-name="P12"><text:span text:style-name="T7"><text:s text:c="2"/></text:span><text:span text:style-name="T6">spmv_csr_harness(</text:span><text:span text:style-name="T7">lastrow - firstrow + 1,</text:span></text:p>
          <text:p text:style-name="P12"><text:span text:style-name="T6"><text:s text:c="19"/></text:span><text:span text:style-name="T6">rowstr, colidx, p, a, q);</text:span></text:p>
          <text:p text:style-name="P12"><text:span text:style-name="T6"><text:s text:c="2"/></text:span><text:span text:style-name="T6">d = 0.0;</text:span></text:p>
          <text:p text:style-name="P12"><text:span text:style-name="T6"><text:s text:c="2"/></text:span><text:span text:style-name="T6">for (j = 0; j &lt; lastcol - firstcol + 1; j++) {</text:span></text:p>
          <text:p text:style-name="P12"><text:span text:style-name="T6"><text:s text:c="4"/></text:span><text:span text:style-name="T6">d = d + p[j]*q[j];</text:span></text:p>
          <text:p text:style-name="P12"><text:span text:style-name="T6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63.6545381847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.709cm" svg:height="0.322cm" svg:x="16.328cm" svg:y="1.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87.30650154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8.6cm" svg:height="5.599cm" svg:x="15.2cm" svg:y="0.701cm">
          <text:p text:style-name="P12"><text:span text:style-name="T6">#include "mkl.h"</text:span></text:p>
          <text:p text:style-name="P12"><text:span text:style-name="T6"/></text:p>
          <text:p text:style-name="P12"><text:span text:style-name="T6">// …</text:span></text:p>
          <text:p text:style-name="P12"><text:span text:style-name="T6">void spmv_csr_harness(int rows, int* ranges,</text:span></text:p>
          <text:p text:style-name="P12"><text:span text:style-name="T6"><text:s text:c="4"/></text:span><text:span text:style-name="T6">int* indir, double* vector, double* matrix,</text:span></text:p>
          <text:p text:style-name="P12"><text:span text:style-name="T6"><text:s text:c="4"/></text:span><text:span text:style-name="T6">double* output) {</text:span></text:p>
          <text:p text:style-name="P12"><text:span text:style-name="T6"/></text:p>
          <text:p text:style-name="P12"><text:span text:style-name="T6"><text:s text:c="2"/></text:span><text:span text:style-name="T6">sparse_matrix_t A;</text:span></text:p>
          <text:p text:style-name="P12"><text:span text:style-name="T6"><text:s text:c="2"/></text:span><text:span text:style-name="T6">// …</text:span></text:p>
          <text:p text:style-name="P12"><text:span text:style-name="T6"/></text:p>
          <text:p text:style-name="P12"><text:span text:style-name="T6"><text:s text:c="2"/></text:span><text:span text:style-name="T6">struct matrix_descr C;</text:span></text:p>
          <text:p text:style-name="P12"><text:span text:style-name="T6"><text:s text:c="2"/></text:span><text:span text:style-name="T6">C.type = SPARSE_MATRIX_TYPE_GENERAL;</text:span></text:p>
          <text:p text:style-name="P12"><text:span text:style-name="T6"><text:s text:c="2"/></text:span><text:span text:style-name="T6">C.mode = SPARSE_FILL_MODE_LOWER;</text:span></text:p>
          <text:p text:style-name="P12"><text:span text:style-name="T6"><text:s text:c="2"/></text:span><text:span text:style-name="T6">C.diag = SPARSE_DIAG_NON_UNIT;</text:span></text:p>
          <text:p text:style-name="P12"><text:span text:style-name="T6"><text:s text:c="2"/></text:span><text:span text:style-name="T6">mkl_sparse_d_mv(SPARSE_OPERATION_NON_TRANSPOSE,</text:span></text:p>
          <text:p text:style-name="P12"><text:span text:style-name="T6"><text:s text:c="6"/></text:span><text:span text:style-name="T6">1.0, A, D, vector, 0.0, output);</text:span></text:p>
          <text:p text:style-name="P12"><text:span text:style-name="T6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.3495948974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4cm" svg:height="1.517cm" svg:x="18.7cm" svg:y="7cm">
          <draw:text-box>
            <text:p><text:span text:style-name="T3">↔</text:span></text:p>
          </draw:text-box>
        </draw:frame>
        <draw:custom-shape draw:style-name="gr19" draw:text-style-name="P16" draw:layer="layout" svg:width="0.6cm" svg:height="0.6cm" svg:x="8.3cm" svg:y="0.1cm">
          <text:p text:style-name="P2"><text:span text:style-name="T8">1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6cm" svg:x="9.8cm" svg:y="1.7cm">
          <text:p text:style-name="P2"><text:span text:style-name="T8">2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6cm" svg:x="9.8cm" svg:y="0.5cm">
          <text:p text:style-name="P2"><text:span text:style-name="T8">3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6cm" svg:x="8.3cm" svg:y="5.1cm">
          <text:p text:style-name="P2"><text:span text:style-name="T8">4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6cm" svg:x="15.1cm" svg:y="0.1cm">
          <text:p text:style-name="P2"><text:span text:style-name="T8">5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6cm" svg:height="0.6cm" svg:x="9.8cm" svg:y="7.3cm">
          <text:p text:style-name="P2"><text:span text:style-name="T8">6</text:span></text:p>
          <draw:enhanced-geometry svg:viewBox="0 0 21600 21600" draw:path-stretchpoint-x="10800" draw:path-stretchpoint-y="10800" draw:text-areas="?f3 ?f4 ?f5 ?f6" draw:type="round-rectangle" draw:modifiers="7188.01996672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8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49cm" svg:x="1cm" svg:y="4.698cm"/>
      <draw:page-thumbnail draw:layer="backgroundobjects" svg:width="8.999cm" svg:height="3.149cm" svg:x="1cm" svg:y="13.274cm"/>
      <draw:page-thumbnail draw:layer="backgroundobjects" svg:width="8.999cm" svg:height="3.149cm" svg:x="1cm" svg:y="21.85cm"/>
      <draw:page-thumbnail draw:layer="backgroundobjects" svg:width="8.999cm" svg:height="3.149cm" svg:x="11cm" svg:y="4.698cm"/>
      <draw:page-thumbnail draw:layer="backgroundobjects" svg:width="8.999cm" svg:height="3.149cm" svg:x="11cm" svg:y="13.274cm"/>
      <draw:page-thumbnail draw:layer="backgroundobjects" svg:width="8.999cm" svg:height="3.149cm" svg:x="11cm" svg:y="21.8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4:03:53.774966065</meta:creation-date>
    <dc:date>2019-02-01T12:27:40.273223323</dc:date>
    <meta:editing-duration>PT40M11S</meta:editing-duration>
    <meta:editing-cycles>13</meta:editing-cycles>
    <meta:generator>LibreOffice/6.0.7.3$Linux_X86_64 LibreOffice_project/00m0$Build-3</meta:generator>
    <meta:document-statistic meta:object-count="59"/>
  </office:meta>
</office:document-meta>
</file>